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2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>
      <style:paragraph-properties fo:margin-top="0in" fo:margin-bottom="0in" style:contextual-spacing="false"/>
    </style:style>
    <style:style style:name="P5" style:family="paragraph" style:parent-style-name="Text_20_body" style:list-style-name="L4">
      <style:paragraph-properties fo:margin-top="0in" fo:margin-bottom="0in" style:contextual-spacing="false"/>
    </style:style>
    <style:style style:name="P6" style:family="paragraph" style:parent-style-name="Heading_20_4">
      <style:text-properties officeooo:paragraph-rsid="0002b0e1"/>
    </style:style>
    <style:style style:name="P7" style:family="paragraph" style:parent-style-name="Text_20_body" style:list-style-name="L5">
      <style:paragraph-properties fo:line-height="100%"/>
      <style:text-properties officeooo:paragraph-rsid="0002b0e1"/>
    </style:style>
    <style:style style:name="P8" style:family="paragraph" style:parent-style-name="Text_20_body" style:list-style-name="L5">
      <style:paragraph-properties fo:margin-top="0in" fo:margin-bottom="0in" style:contextual-spacing="false" fo:line-height="100%"/>
      <style:text-properties officeooo:paragraph-rsid="0002b0e1"/>
    </style:style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>
      <style:text-properties officeooo:paragraph-rsid="0002b0e1"/>
    </style:style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1">
      <style:paragraph-properties fo:margin-top="0in" fo:margin-bottom="0in" style:contextual-spacing="false"/>
    </style:style>
    <style:style style:name="P21" style:family="paragraph" style:parent-style-name="Text_20_body" style:list-style-name="L12">
      <style:paragraph-properties fo:margin-top="0in" fo:margin-bottom="0in" style:contextual-spacing="false"/>
    </style:style>
    <style:style style:name="P22" style:family="paragraph" style:parent-style-name="Text_20_body" style:list-style-name="L12"/>
    <style:style style:name="P23" style:family="paragraph" style:parent-style-name="Text_20_body">
      <style:text-properties fo:font-style="italic" officeooo:rsid="00035f17" officeooo:paragraph-rsid="00035f17" style:font-style-asian="italic" style:font-style-complex="italic"/>
    </style:style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Text_20_body" style:list-style-name="L14">
      <style:paragraph-properties fo:margin-top="0in" fo:margin-bottom="0in" style:contextual-spacing="false"/>
    </style:style>
    <style:style style:name="P27" style:family="paragraph" style:parent-style-name="Text_20_body" style:list-style-name="L15">
      <style:paragraph-properties fo:margin-top="0in" fo:margin-bottom="0in" style:contextual-spacing="false"/>
    </style:style>
    <style:style style:name="P28" style:family="paragraph" style:parent-style-name="Text_20_body" style:list-style-name="L15"/>
    <style:style style:name="P29" style:family="paragraph" style:parent-style-name="Text_20_body">
      <style:text-properties officeooo:paragraph-rsid="00035f17"/>
    </style:style>
    <style:style style:name="P30" style:family="paragraph" style:parent-style-name="Text_20_body" style:list-style-name="L16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Heading_20_3">
      <style:text-properties officeooo:paragraph-rsid="00040111"/>
    </style:style>
    <style:style style:name="P33" style:family="paragraph" style:parent-style-name="Text_20_body" style:list-style-name="L17">
      <style:paragraph-properties fo:margin-top="0in" fo:margin-bottom="0in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>
      <style:text-properties fo:font-style="italic" officeooo:rsid="00035f17" officeooo:paragraph-rsid="00040111" style:font-style-asian="italic" style:font-style-complex="italic"/>
    </style:style>
    <style:style style:name="P36" style:family="paragraph" style:parent-style-name="Text_20_body" style:list-style-name="L18"/>
    <style:style style:name="P37" style:family="paragraph" style:parent-style-name="Text_20_body" style:list-style-name="L18">
      <style:paragraph-properties fo:margin-top="0in" fo:margin-bottom="0in" style:contextual-spacing="false"/>
    </style:style>
    <style:style style:name="P38" style:family="paragraph" style:parent-style-name="Heading_20_4">
      <style:text-properties officeooo:paragraph-rsid="00040111"/>
    </style:style>
    <style:style style:name="P39" style:family="paragraph" style:parent-style-name="Text_20_body" style:list-style-name="L19">
      <style:paragraph-properties fo:margin-top="0in" fo:margin-bottom="0in" style:contextual-spacing="false"/>
    </style:style>
    <style:style style:name="P40" style:family="paragraph" style:parent-style-name="Text_20_body" style:list-style-name="L19"/>
    <style:style style:name="P41" style:family="paragraph" style:parent-style-name="Text_20_body" style:list-style-name="L20">
      <style:paragraph-properties fo:margin-top="0in" fo:margin-bottom="0in" style:contextual-spacing="false"/>
    </style:style>
    <style:style style:name="P42" style:family="paragraph" style:parent-style-name="Text_20_body" style:list-style-name="L20"/>
    <style:style style:name="P43" style:family="paragraph" style:parent-style-name="Text_20_body" style:list-style-name="L21">
      <style:paragraph-properties fo:margin-top="0in" fo:margin-bottom="0in" style:contextual-spacing="false"/>
    </style:style>
    <style:style style:name="P44" style:family="paragraph" style:parent-style-name="Text_20_body" style:list-style-name="L21"/>
    <style:style style:name="P45" style:family="paragraph" style:parent-style-name="Text_20_body" style:list-style-name="L22"/>
    <style:style style:name="P46" style:family="paragraph" style:parent-style-name="Text_20_body" style:list-style-name="L23">
      <style:paragraph-properties fo:margin-top="0in" fo:margin-bottom="0in" style:contextual-spacing="false"/>
    </style:style>
    <style:style style:name="P47" style:family="paragraph" style:parent-style-name="Text_20_body" style:list-style-name="L23"/>
    <style:style style:name="P48" style:family="paragraph" style:parent-style-name="Text_20_body" style:list-style-name="L24">
      <style:paragraph-properties fo:margin-top="0in" fo:margin-bottom="0in" style:contextual-spacing="false"/>
    </style:style>
    <style:style style:name="P49" style:family="paragraph" style:parent-style-name="Text_20_body" style:list-style-name="L24"/>
    <style:style style:name="P50" style:family="paragraph" style:parent-style-name="Text_20_body" style:list-style-name="L25">
      <style:paragraph-properties fo:margin-top="0in" fo:margin-bottom="0in" style:contextual-spacing="false"/>
    </style:style>
    <style:style style:name="P51" style:family="paragraph" style:parent-style-name="Text_20_body" style:list-style-name="L25"/>
    <style:style style:name="P52" style:family="paragraph" style:parent-style-name="Text_20_body" style:list-style-name="L26">
      <style:paragraph-properties fo:margin-top="0in" fo:margin-bottom="0in" style:contextual-spacing="false"/>
    </style:style>
    <style:style style:name="P53" style:family="paragraph" style:parent-style-name="Text_20_body" style:list-style-name="L26"/>
    <style:style style:name="P54" style:family="paragraph" style:parent-style-name="Text_20_body" style:list-style-name="L27">
      <style:paragraph-properties fo:margin-top="0in" fo:margin-bottom="0in" style:contextual-spacing="false"/>
    </style:style>
    <style:style style:name="P55" style:family="paragraph" style:parent-style-name="Text_20_body" style:list-style-name="L27"/>
    <style:style style:name="P56" style:family="paragraph" style:parent-style-name="Text_20_body" style:list-style-name="L28">
      <style:paragraph-properties fo:margin-top="0in" fo:margin-bottom="0in" style:contextual-spacing="false"/>
    </style:style>
    <style:style style:name="P57" style:family="paragraph" style:parent-style-name="Text_20_body" style:list-style-name="L28"/>
    <style:style style:name="P58" style:family="paragraph" style:parent-style-name="Text_20_body" style:list-style-name="L29">
      <style:paragraph-properties fo:margin-top="0in" fo:margin-bottom="0in" style:contextual-spacing="false"/>
    </style:style>
    <style:style style:name="P59" style:family="paragraph" style:parent-style-name="Text_20_body" style:list-style-name="L29"/>
    <style:style style:name="P60" style:family="paragraph" style:parent-style-name="Text_20_body" style:list-style-name="L30">
      <style:paragraph-properties fo:margin-top="0in" fo:margin-bottom="0in" style:contextual-spacing="false"/>
    </style:style>
    <style:style style:name="P61" style:family="paragraph" style:parent-style-name="Text_20_body" style:list-style-name="L30"/>
    <style:style style:name="T1" style:family="text">
      <style:text-properties officeooo:rsid="00040be1"/>
    </style:style>
    <style:style style:name="T2" style:family="text">
      <style:text-properties officeooo:rsid="0002b0e1"/>
    </style:style>
    <style:style style:name="T3" style:family="text">
      <style:text-properties officeooo:rsid="00035f17"/>
    </style:style>
    <style:style style:name="T4" style:family="text">
      <style:text-properties officeooo:rsid="0004011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apport : Partie Web - <text:span text:style-name="T1">Y</text:span>am's</text:h>
      <text:h text:style-name="Heading_20_2" text:outline-level="2">Structures des Pages Web</text:h>
      <text:h text:style-name="Heading_20_3" text:outline-level="3">1. Page d'accueil (index.html)</text:h>
      <text:h text:style-name="Heading_20_4" text:outline-level="4">Structure principale</text:h>
      <text:list text:style-name="L1">
        <text:list-item>
          <text:p text:style-name="P1">En-tête avec logo </text:p>
        </text:list-item>
        <text:list-item>
          <text:p text:style-name="P1">Section centrale avec <text:span text:style-name="T2">les</text:span> option<text:span text:style-name="T2">s</text:span> d'affichage </text:p>
        </text:list-item>
      </text:list>
      <text:h text:style-name="Heading_20_3" text:outline-level="3">2. Page des résultats détaillés (detailsresults.html)</text:h>
      <text:h text:style-name="Heading_20_4" text:outline-level="4">Structure principale</text:h>
      <text:list text:style-name="L2">
        <text:list-item>
          <text:p text:style-name="P2">En-tête avec navigation </text:p>
        </text:list-item>
        <text:list-item>
          <text:p text:style-name="P2">Section centrale avec affichage des données <text:span text:style-name="T2">(numéro de tour, actions des joueurs et score)</text:span></text:p>
        </text:list-item>
        <text:list-item>
          <text:p text:style-name="P3"><text:span text:style-name="T2">Boutons</text:span> <text:span text:style-name="T2">pour</text:span> navigation entre les tours </text:p>
        </text:list-item>
      </text:list>
      <text:h text:style-name="Heading_20_4" text:outline-level="4"><text:span text:style-name="T2">Autres é</text:span>léments </text:h>
      <text:list text:style-name="L3">
        <text:list-item>
          <text:p text:style-name="P4"><text:span text:style-name="T2">Champ de texte</text:span> pour <text:span text:style-name="T2">entrer un </text:span>ID de partie </text:p>
        </text:list-item>
        <text:list-item>
          <text:p text:style-name="P4">Zones d'affichage des données par joueur</text:p>
        </text:list-item>
      </text:list>
      <text:h text:style-name="Heading_20_3" text:outline-level="3">3. Page des résultats globaux (globalresults.html)</text:h>
      <text:h text:style-name="Heading_20_4" text:outline-level="4">Structure principale</text:h>
      <text:list text:style-name="L4">
        <text:list-item>
          <text:p text:style-name="P5">En-tête avec navigation </text:p>
        </text:list-item>
        <text:list-item>
          <text:p text:style-name="P5">Section <text:span text:style-name="T2">centrale </text:span>avec résumé de partie </text:p>
        </text:list-item>
      </text:list>
      <text:h text:style-name="P6" text:outline-level="4"><text:span text:style-name="T2">Autres é</text:span>léments</text:h>
      <text:list text:style-name="L5">
        <text:list-item>
          <text:p text:style-name="P7"><text:span text:style-name="T2">Champ de texte</text:span> pour <text:span text:style-name="T2">entrer un </text:span>ID de partie </text:p>
        </text:list-item>
        <text:list-item>
          <text:p text:style-name="P8">Informations des joueurs </text:p>
        </text:list-item>
        <text:list-item>
          <text:p text:style-name="P9">Statistiques de partie </text:p>
        </text:list-item>
        <text:list-item>
          <text:p text:style-name="P10">Résultat final </text:p>
        </text:list-item>
      </text:list>
      <text:h text:style-name="Heading_20_2" text:outline-level="2">Constantes et <text:span text:style-name="T2">v</text:span>ariables <text:span text:style-name="T2">du script JS</text:span></text:h>
      <text:h text:style-name="Heading_20_4" text:outline-level="4">currentRound : entier</text:h>
      <text:list text:style-name="L6">
        <text:list-item>
          <text:p text:style-name="P11">Stocke le numéro du tour actuel </text:p>
        </text:list-item>
        <text:list-item>
          <text:p text:style-name="P11">Valeur initiale : 1 </text:p>
        </text:list-item>
        <text:list-item>
          <text:p text:style-name="P12">Utilisé pour la navigation entre les tours </text:p>
        </text:list-item>
      </text:list>
      <text:h text:style-name="Heading_20_4" text:outline-level="4">apiUrl : chaîne de caractères</text:h>
      <text:list text:style-name="L7">
        <text:list-item>
          <text:p text:style-name="P13">Stocke l'URL de base pour les requêtes API </text:p>
        </text:list-item>
        <text:list-item>
          <text:p text:style-name="P13">Format : '<text:a xlink:type="simple" xlink:href="http://yams.iutrs.unistra.fr:3000/api/games/%7BgameID%7D/" text:style-name="Internet_20_link" text:visited-style-name="Visited_20_Internet_20_Link">http://yams.iutrs.unistra.fr:3000/api/games/{gameID}/</text:a>' </text:p>
        </text:list-item>
        <text:list-item>
          <text:p text:style-name="P14">Modifiable via le formulaire d'ID de partie </text:p>
        </text:list-item>
      </text:list>
      <text:h text:style-name="Heading_20_2" text:outline-level="2"><text:soft-page-break/>Algorithmes</text:h>
      <text:h text:style-name="Heading_20_3" text:outline-level="3">Fonction makeURl</text:h>
      <text:h text:style-name="Heading_20_4" text:outline-level="4">Idée</text:h>
      <text:p text:style-name="Text_20_body"><text:span text:style-name="T2">Crée</text:span> l'URL complète pour les requêtes API en combinant l'URL de base avec l'ID de partie <text:span text:style-name="T2">(par défaut kl3r67pybl, </text:span><text:span text:style-name="T3">changeable via la zone de texte)</text:span>.</text:p>
      <text:h text:style-name="Heading_20_4" text:outline-level="4">Entrée</text:h>
      <text:list text:style-name="L8">
        <text:list-item>
          <text:p text:style-name="P15">gameID : chaîne de caractères, identifiant de la partie </text:p>
        </text:list-item>
      </text:list>
      <text:h text:style-name="Heading_20_4" text:outline-level="4">Sortie</text:h>
      <text:p text:style-name="Text_20_body">void (modification de la variable globale apiUrl)</text:p>
      <text:h text:style-name="Heading_20_4" text:outline-level="4">Début pseudo-code</text:h>
      <text:list text:style-name="L9">
        <text:list-item>
          <text:p text:style-name="P16">Construction de l'URL </text:p>
          <text:list>
            <text:list-item>
              <text:p text:style-name="P16">Concaténer : </text:p>
              <text:list>
                <text:list-item>
                  <text:p text:style-name="P16">La chaîne '<text:a xlink:type="simple" xlink:href="http://yams.iutrs.unistra.fr:3000/api/games/" text:style-name="Internet_20_link" text:visited-style-name="Visited_20_Internet_20_Link">http://yams.iutrs.unistra.fr:3000/api/games/</text:a>' </text:p>
                </text:list-item>
                <text:list-item>
                  <text:p text:style-name="P16">L'identifiant gameID </text:p>
                </text:list-item>
                <text:list-item>
                  <text:p text:style-name="P16">Le caractère '/' </text:p>
                </text:list-item>
              </text:list>
            </text:list-item>
            <text:list-item>
              <text:p text:style-name="P17"><text:span text:style-name="T3">Stocke</text:span> le résultat à la variable apiUrl </text:p>
            </text:list-item>
          </text:list>
        </text:list-item>
      </text:list>
      <text:h text:style-name="Heading_20_4" text:outline-level="4">Fin pseudo-code</text:h>
      <text:h text:style-name="Heading_20_3" text:outline-level="3">Fonction formSubmit</text:h>
      <text:h text:style-name="Heading_20_4" text:outline-level="4">Idée</text:h>
      <text:p text:style-name="Text_20_body"><text:span text:style-name="T3">R</text:span>écupér<text:span text:style-name="T3">e</text:span> la valeur <text:span text:style-name="T3">de l’ID de partie </text:span>saisie et en mettant à jour l'URL de l'API avant de recharger les données.</text:p>
      <text:h text:style-name="Heading_20_4" text:outline-level="4">Local</text:h>
      <text:list text:style-name="L10">
        <text:list-item>
          <text:p text:style-name="P18">form : élément HTML</text:p>
        </text:list-item>
      </text:list>
      <text:h text:style-name="Heading_20_4" text:outline-level="4">Sortie</text:h>
      <text:p text:style-name="Text_20_body">void</text:p>
      <text:h text:style-name="Heading_20_4" text:outline-level="4">Début pseudo-code</text:h>
      <text:list text:style-name="L11">
        <text:list-item>
          <text:p text:style-name="P19">Récupération du formulaire</text:p>
          <text:list>
            <text:list-item>
              <text:p text:style-name="P20">Obtenir l'élément HTML avec l'ID 'gameID' </text:p>
            </text:list-item>
            <text:list-item>
              <text:p text:style-name="P20">Le stocker dans la variable form </text:p>
            </text:list-item>
          </text:list>
        </text:list-item>
        <text:list-item>
          <text:p text:style-name="P19">Mise à jour de l'URL</text:p>
          <text:list>
            <text:list-item>
              <text:p text:style-name="P20">Appeler makeURl avec la valeur du champ 'gameIDstring' du formulaire </text:p>
            </text:list-item>
          </text:list>
        </text:list-item>
        <text:list-item>
          <text:p text:style-name="P19">Rechargement des données</text:p>
          <text:list>
            <text:list-item>
              <text:p text:style-name="P19">Appeler la fonction start() </text:p>
            </text:list-item>
          </text:list>
        </text:list-item>
      </text:list>
      <text:h text:style-name="Heading_20_4" text:outline-level="4"><text:soft-page-break/>Fin pseudo-code</text:h>
      <text:h text:style-name="Heading_20_3" text:outline-level="3">Fonction roundDetails</text:h>
      <text:h text:style-name="Heading_20_4" text:outline-level="4">Idée</text:h>
      <text:p text:style-name="Text_20_body">Récupère et affiche les détails d'un tour spécifique pour les deux joueurs, en effectuant une requête à l'API et en <text:span text:style-name="T3">affichant les données sur la page</text:span>.</text:p>
      <text:h text:style-name="Heading_20_4" text:outline-level="4">Local</text:h>
      <text:list text:style-name="L12">
        <text:list-item>
          <text:p text:style-name="P21">currentRound : élément HTML pour l'affichage du numéro de tour </text:p>
        </text:list-item>
        <text:list-item>
          <text:p text:style-name="P21">playerXDices : éléments HTML pour l'affichage des dés</text:p>
        </text:list-item>
        <text:list-item>
          <text:p text:style-name="P21">playerXChallenge : éléments HTML pour l'affichage des challenges </text:p>
        </text:list-item>
        <text:list-item>
          <text:p text:style-name="P22">playerXScore : éléments HTML pour l'affichage des scores </text:p>
        </text:list-item>
      </text:list>
      <text:p text:style-name="P23">X représente le joueur. Par exemple : player1Dices, player2Dices</text:p>
      <text:h text:style-name="Heading_20_4" text:outline-level="4">Entrée</text:h>
      <text:list text:style-name="L13">
        <text:list-item>
          <text:p text:style-name="P24">round : entier, numéro du tour à afficher </text:p>
        </text:list-item>
      </text:list>
      <text:h text:style-name="Heading_20_4" text:outline-level="4">Sortie</text:h>
      <text:p text:style-name="Text_20_body">void</text:p>
      <text:h text:style-name="Heading_20_4" text:outline-level="4">Début pseudo-code</text:h>
      <text:list text:style-name="L14">
        <text:list-item>
          <text:p text:style-name="P25">Sélection des éléments <text:span text:style-name="T3">du code HTML</text:span></text:p>
          <text:list>
            <text:list-item>
              <text:p text:style-name="P26">Récupérer l'élément d'affichage du tour actuel </text:p>
            </text:list-item>
            <text:list-item>
              <text:p text:style-name="P26">Pour chaque joueur (0 et 1) : </text:p>
              <text:list>
                <text:list-item>
                  <text:p text:style-name="P26">Récupérer les éléments d'affichage des dés </text:p>
                </text:list-item>
                <text:list-item>
                  <text:p text:style-name="P26">Récupérer les éléments d'affichage du challenge </text:p>
                </text:list-item>
                <text:list-item>
                  <text:p text:style-name="P26">Récupérer les éléments d'affichage du score </text:p>
                </text:list-item>
              </text:list>
            </text:list-item>
          </text:list>
        </text:list-item>
        <text:list-item>
          <text:p text:style-name="P25">Requête API</text:p>
          <text:list>
            <text:list-item>
              <text:p text:style-name="P26">Effectuer une requête fetch vers apiUrl + 'rounds/' + round </text:p>
            </text:list-item>
            <text:list-item>
              <text:p text:style-name="P26">Si la réponse n'est pas ok : </text:p>
              <text:list>
                <text:list-item>
                  <text:p text:style-name="P26"><text:span text:style-name="T3">Affiche</text:span> une erreur avec le message "Erreur: Requête échouée!" </text:p>
                </text:list-item>
              </text:list>
            </text:list-item>
            <text:list-item>
              <text:p text:style-name="P26">Sinon : </text:p>
              <text:list>
                <text:list-item>
                  <text:p text:style-name="P26">Convertir la réponse en JSON </text:p>
                </text:list-item>
              </text:list>
            </text:list-item>
          </text:list>
        </text:list-item>
        <text:list-item>
          <text:p text:style-name="P25">Traitement des données</text:p>
          <text:list>
            <text:list-item>
              <text:p text:style-name="P26">Extraire les données des deux joueurs du JSON </text:p>
            </text:list-item>
            <text:list-item>
              <text:p text:style-name="P26">Pour chaque joueur : </text:p>
              <text:list>
                <text:list-item>
                  <text:p text:style-name="P26">Stocker les dés obtenus </text:p>
                </text:list-item>
                <text:list-item>
                  <text:p text:style-name="P26">Stocker le challenge choisi </text:p>
                </text:list-item>
                <text:list-item>
                  <text:p text:style-name="P26">Stocker le score obtenu </text:p>
                </text:list-item>
              </text:list>
            </text:list-item>
          </text:list>
        </text:list-item>
        <text:list-item>
          <text:p text:style-name="P25">Mise à jour de l'interface</text:p>
          <text:list>
            <text:list-item>
              <text:p text:style-name="P26">Mettre à jour le numéro de tour affiché </text:p>
            </text:list-item>
            <text:list-item>
              <text:p text:style-name="P26">Pour chaque joueur : </text:p>
              <text:list>
                <text:list-item>
                  <text:p text:style-name="P26"><text:soft-page-break/>Afficher la séquence de dés </text:p>
                </text:list-item>
                <text:list-item>
                  <text:p text:style-name="P26">Afficher le nom du challenge </text:p>
                </text:list-item>
                <text:list-item>
                  <text:p text:style-name="P25">Afficher le score avec l'unité "pts" </text:p>
                </text:list-item>
              </text:list>
            </text:list-item>
          </text:list>
        </text:list-item>
      </text:list>
      <text:h text:style-name="Heading_20_4" text:outline-level="4">Fin pseudo-code</text:h>
      <text:h text:style-name="Heading_20_3" text:outline-level="3">Fonction previousRound</text:h>
      <text:h text:style-name="Heading_20_4" text:outline-level="4">Idée</text:h>
      <text:p text:style-name="Text_20_body">Permet de <text:span text:style-name="T3">passer du tour actuel au </text:span>précédent si possible, avec une vérification pour ne pas descendre en dessous du tour 1.</text:p>
      <text:h text:style-name="Heading_20_4" text:outline-level="4">Entrée</text:h>
      <text:p text:style-name="Text_20_body">Aucune (<text:span text:style-name="T3">mais </text:span>utilise la variable globale currentRound)</text:p>
      <text:h text:style-name="Heading_20_4" text:outline-level="4">Sortie</text:h>
      <text:p text:style-name="Text_20_body">void</text:p>
      <text:h text:style-name="Heading_20_4" text:outline-level="4">Début pseudo-code</text:h>
      <text:list text:style-name="L15">
        <text:list-item>
          <text:p text:style-name="P27">Vérification de la possibilité de reculer </text:p>
          <text:list>
            <text:list-item>
              <text:p text:style-name="P27">Si currentRound &gt; 1 : </text:p>
              <text:list>
                <text:list-item>
                  <text:p text:style-name="P27">Décrémenter currentRound </text:p>
                </text:list-item>
                <text:list-item>
                  <text:p text:style-name="P27">Appeler roundDetails avec le nouveau currentRound </text:p>
                </text:list-item>
              </text:list>
            </text:list-item>
            <text:list-item>
              <text:p text:style-name="P27">Sinon : </text:p>
              <text:list>
                <text:list-item>
                  <text:p text:style-name="P28">Afficher une alerte "Erreur : le tour à afficher doit être compris entre 1 et 13!" </text:p>
                </text:list-item>
              </text:list>
            </text:list-item>
          </text:list>
        </text:list-item>
      </text:list>
      <text:h text:style-name="Heading_20_4" text:outline-level="4">Fin pseudo-code</text:h>
      <text:h text:style-name="Heading_20_3" text:outline-level="3">Fonction nextRound</text:h>
      <text:h text:style-name="Heading_20_4" text:outline-level="4">Idée</text:h>
      <text:p text:style-name="P29">Permet de <text:span text:style-name="T3">passer du tour actuel au suivant</text:span> si possible, avec une vérification pour ne pas <text:span text:style-name="T3">monter</text:span> <text:span text:style-name="T3">au dess</text:span>us du tour 1<text:span text:style-name="T3">3</text:span>.</text:p>
      <text:h text:style-name="Heading_20_4" text:outline-level="4">Entrée</text:h>
      <text:p text:style-name="Text_20_body">Aucune (<text:span text:style-name="T4">mais </text:span>utilise la variable globale currentRound)</text:p>
      <text:h text:style-name="Heading_20_4" text:outline-level="4">Sortie</text:h>
      <text:p text:style-name="Text_20_body">void</text:p>
      <text:h text:style-name="Heading_20_4" text:outline-level="4">Début pseudo-code</text:h>
      <text:list text:style-name="L16">
        <text:list-item>
          <text:p text:style-name="P30">Vérification de la possibilité d'avancer </text:p>
          <text:list>
            <text:list-item>
              <text:p text:style-name="P30">Si currentRound &lt; 13 : </text:p>
              <text:list>
                <text:list-item>
                  <text:p text:style-name="P30">Incrémenter currentRound </text:p>
                </text:list-item>
                <text:list-item>
                  <text:p text:style-name="P30">Appeler roundDetails avec le nouveau currentRound </text:p>
                </text:list-item>
              </text:list>
            </text:list-item>
            <text:list-item>
              <text:p text:style-name="P30">Sinon : </text:p>
              <text:list>
                <text:list-item>
                  <text:p text:style-name="P31"><text:soft-page-break/>Afficher une alerte "Erreur : le tour à afficher doit être compris entre 1 et 13!" </text:p>
                </text:list-item>
              </text:list>
            </text:list-item>
          </text:list>
        </text:list-item>
      </text:list>
      <text:h text:style-name="Heading_20_4" text:outline-level="4">Fin pseudo-code</text:h>
      <text:h text:style-name="P32" text:outline-level="3">Fonction mainInfos <text:span text:style-name="T4">(pour globalresults.html)</text:span></text:h>
      <text:h text:style-name="Heading_20_4" text:outline-level="4">Idée</text:h>
      <text:p text:style-name="Text_20_body">Récupère et affiche les informations générales de la partie en effectuant <text:span text:style-name="T4">des</text:span> requêtes API pour obtenir les différentes données.</text:p>
      <text:h text:style-name="Heading_20_4" text:outline-level="4">Local</text:h>
      <text:list text:style-name="L17">
        <text:list-item>
          <text:p text:style-name="P33">playersNames : élément HTML pour l'affichage des noms </text:p>
        </text:list-item>
        <text:list-item>
          <text:p text:style-name="P33">bestScore : élément HTML pour le meilleur score </text:p>
        </text:list-item>
        <text:list-item>
          <text:p text:style-name="P33">playerXScore : éléments HTML pour les scores finaux </text:p>
        </text:list-item>
        <text:list-item>
          <text:p text:style-name="P33">date : élément HTML pour la date </text:p>
        </text:list-item>
        <text:list-item>
          <text:p text:style-name="P33">playedCombs : élément HTML pour les combinaisons jouées </text:p>
        </text:list-item>
        <text:list-item>
          <text:p text:style-name="P34">winner : élément HTML pour le gagnant </text:p>
        </text:list-item>
      </text:list>
      <text:p text:style-name="P35">X représente le joueur. Par exemple : player1Dices, player2Dices</text:p>
      <text:h text:style-name="Heading_20_4" text:outline-level="4">Sortie</text:h>
      <text:p text:style-name="Text_20_body">void</text:p>
      <text:h text:style-name="Heading_20_4" text:outline-level="4">Début pseudo-code</text:h>
      <text:list text:style-name="L18">
        <text:list-item>
          <text:p text:style-name="P36">Sélection des éléments du code HTML</text:p>
          <text:list>
            <text:list-item>
              <text:p text:style-name="P37">Récupérer tous les éléments nécessaires à l'affichage des informations </text:p>
            </text:list-item>
          </text:list>
        </text:list-item>
        <text:list-item>
          <text:p text:style-name="P36">Requête pour la date</text:p>
          <text:list>
            <text:list-item>
              <text:p text:style-name="P37">Effectuer une requête fetch vers apiUrl + 'parameters/' </text:p>
            </text:list-item>
            <text:list-item>
              <text:p text:style-name="P37">Si la réponse n'est pas ok : </text:p>
              <text:list>
                <text:list-item>
                  <text:p text:style-name="P37"><text:span text:style-name="T4">Afficher</text:span> une erreur </text:p>
                </text:list-item>
              </text:list>
            </text:list-item>
            <text:list-item>
              <text:p text:style-name="P37">Sinon : </text:p>
              <text:list>
                <text:list-item>
                  <text:p text:style-name="P37">Extraire la date du JSON </text:p>
                </text:list-item>
                <text:list-item>
                  <text:p text:style-name="P37">L'afficher dans l'élément date </text:p>
                </text:list-item>
              </text:list>
            </text:list-item>
          </text:list>
        </text:list-item>
        <text:list-item>
          <text:p text:style-name="P36">Requête pour les noms des joueurs</text:p>
          <text:list>
            <text:list-item>
              <text:p text:style-name="P37">Effectuer une requête fetch vers apiUrl + 'players/' </text:p>
            </text:list-item>
            <text:list-item>
              <text:p text:style-name="P37">Si la réponse n'est pas ok : </text:p>
              <text:list>
                <text:list-item>
                  <text:p text:style-name="P37">Afficher une erreur </text:p>
                </text:list-item>
              </text:list>
            </text:list-item>
            <text:list-item>
              <text:p text:style-name="P37">Sinon : </text:p>
              <text:list>
                <text:list-item>
                  <text:p text:style-name="P37">Extraire les pseudos du JSON </text:p>
                </text:list-item>
                <text:list-item>
                  <text:p text:style-name="P37">Les concaténer avec " et " </text:p>
                </text:list-item>
                <text:list-item>
                  <text:p text:style-name="P37">Afficher dans l'élément playersNames </text:p>
                </text:list-item>
              </text:list>
            </text:list-item>
          </text:list>
        </text:list-item>
        <text:list-item>
          <text:p text:style-name="P36">Requête pour les scores finaux</text:p>
          <text:list>
            <text:list-item>
              <text:p text:style-name="P37">Effectuer une requête fetch vers apiUrl + 'final-result/' </text:p>
            </text:list-item>
            <text:list-item>
              <text:p text:style-name="P37">Si la réponse n'est pas ok : </text:p>
              <text:list>
                <text:list-item>
                  <text:p text:style-name="P37">Afficher une erreur </text:p>
                </text:list-item>
              </text:list>
            </text:list-item>
            <text:list-item>
              <text:p text:style-name="P37"><text:soft-page-break/>Sinon : </text:p>
              <text:list>
                <text:list-item>
                  <text:p text:style-name="P37">Pour chaque joueur : </text:p>
                  <text:list>
                    <text:list-item>
                      <text:p text:style-name="P37">Afficher son score avec l'unité "pts" </text:p>
                    </text:list-item>
                  </text:list>
                </text:list-item>
                <text:list-item>
                  <text:p text:style-name="P37">Déterminer le gagnant : </text:p>
                  <text:list>
                    <text:list-item>
                      <text:p text:style-name="P37">Si score joueur 1 &gt; score joueur 2 : </text:p>
                      <text:list>
                        <text:list-item>
                          <text:p text:style-name="P37">Afficher "Joueur 1" </text:p>
                        </text:list-item>
                      </text:list>
                    </text:list-item>
                    <text:list-item>
                      <text:p text:style-name="P37">Sinon si score joueur 2 &gt; score joueur 1 : </text:p>
                      <text:list>
                        <text:list-item>
                          <text:p text:style-name="P37">Afficher "Joueur 2" </text:p>
                        </text:list-item>
                      </text:list>
                    </text:list-item>
                    <text:list-item>
                      <text:p text:style-name="P37">Sinon : </text:p>
                      <text:list>
                        <text:list-item>
                          <text:p text:style-name="P36">Afficher "Égalité!"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4" text:outline-level="4">Fin pseudo-code</text:h>
      <text:h text:style-name="P32" text:outline-level="3">Fonction start</text:h>
      <text:h text:style-name="P38" text:outline-level="4">Sortie</text:h>
      <text:p text:style-name="Text_20_body">void</text:p>
      <text:h text:style-name="Heading_20_4" text:outline-level="4">Début pseudo-code</text:h>
      <text:list text:style-name="L19">
        <text:list-item>
          <text:p text:style-name="P39">Vérification de la page active </text:p>
          <text:list>
            <text:list-item>
              <text:p text:style-name="P39">Si le titre de la page est "Aperçu des résultats" : </text:p>
              <text:list>
                <text:list-item>
                  <text:p text:style-name="P39">Appeler mainInfos() </text:p>
                </text:list-item>
              </text:list>
            </text:list-item>
            <text:list-item>
              <text:p text:style-name="P39">Si le titre de la page est "Résultats tour par tour" : </text:p>
              <text:list>
                <text:list-item>
                  <text:p text:style-name="P40">Appeler roundDetails(currentRound) </text:p>
                </text:list-item>
              </text:list>
            </text:list-item>
          </text:list>
        </text:list-item>
      </text:list>
      <text:h text:style-name="Heading_20_4" text:outline-level="4">Fin pseudo-code</text:h>
      <text:h text:style-name="Heading_20_2" text:outline-level="2">Structure CSS</text:h>
      <text:h text:style-name="Heading_20_3" text:outline-level="3">1. Styles de base</text:h>
      <text:h text:style-name="Heading_20_4" text:outline-level="4">Police</text:h>
      <text:list text:style-name="L20">
        <text:list-item>
          <text:p text:style-name="P41">Famille : Vazirmatn </text:p>
        </text:list-item>
        <text:list-item>
          <text:p text:style-name="P41">Taille : 1rem (base) </text:p>
        </text:list-item>
        <text:list-item>
          <text:p text:style-name="P42">Poids : 150 </text:p>
        </text:list-item>
      </text:list>
      <text:h text:style-name="Heading_20_4" text:outline-level="4">Couleurs</text:h>
      <text:list text:style-name="L21">
        <text:list-item>
          <text:p text:style-name="P43">Fond : lightslategray </text:p>
        </text:list-item>
        <text:list-item>
          <text:p text:style-name="P44">Texte : rgb(0, 0, 0) </text:p>
        </text:list-item>
      </text:list>
      <text:h text:style-name="Heading_20_4" text:outline-level="4">Alignement</text:h>
      <text:list text:style-name="L22">
        <text:list-item>
          <text:p text:style-name="P45">Texte centré par défaut </text:p>
        </text:list-item>
      </text:list>
      <text:h text:style-name="Heading_20_3" text:outline-level="3"><text:soft-page-break/>2. En-tête et Navigation</text:h>
      <text:h text:style-name="Heading_20_4" text:outline-level="4">Header</text:h>
      <text:list text:style-name="L23">
        <text:list-item>
          <text:p text:style-name="P46">Marge supérieure : 2.1rem </text:p>
        </text:list-item>
        <text:list-item>
          <text:p text:style-name="P47">Marge inférieure : 2.1rem </text:p>
        </text:list-item>
      </text:list>
      <text:h text:style-name="Heading_20_4" text:outline-level="4">Navigation</text:h>
      <text:list text:style-name="L24">
        <text:list-item>
          <text:p text:style-name="P48">Marge supérieure : 5rem </text:p>
        </text:list-item>
        <text:list-item>
          <text:p text:style-name="P48">Marge inférieure : 3.1rem </text:p>
        </text:list-item>
        <text:list-item>
          <text:p text:style-name="P49">Taille de police : 1rem </text:p>
        </text:list-item>
      </text:list>
      <text:h text:style-name="Heading_20_3" text:outline-level="3">3. Conteneurs principaux</text:h>
      <text:h text:style-name="Heading_20_4" text:outline-level="4">Section</text:h>
      <text:list text:style-name="L25">
        <text:list-item>
          <text:p text:style-name="P50">Disposition : flexbox en colonne </text:p>
        </text:list-item>
        <text:list-item>
          <text:p text:style-name="P50">Largeur : 80% </text:p>
        </text:list-item>
        <text:list-item>
          <text:p text:style-name="P51">Bordure : 0.1rem solid noir </text:p>
        </text:list-item>
      </text:list>
      <text:h text:style-name="Heading_20_4" text:outline-level="4">Div</text:h>
      <text:list text:style-name="L26">
        <text:list-item>
          <text:p text:style-name="P52">Disposition : flexbox en ligne </text:p>
        </text:list-item>
        <text:list-item>
          <text:p text:style-name="P52">Justification : space-between </text:p>
        </text:list-item>
        <text:list-item>
          <text:p text:style-name="P53">Marges : 2rem latérales, 1.5rem supérieure </text:p>
        </text:list-item>
      </text:list>
      <text:h text:style-name="Heading_20_3" text:outline-level="3">4. Section de contenu</text:h>
      <text:h text:style-name="Heading_20_4" text:outline-level="4">Layout</text:h>
      <text:list text:style-name="L27">
        <text:list-item>
          <text:p text:style-name="P54">Flexbox avec croissance </text:p>
        </text:list-item>
        <text:list-item>
          <text:p text:style-name="P54">Hauteur : 28rem </text:p>
        </text:list-item>
        <text:list-item>
          <text:p text:style-name="P55">Largeur : 80% </text:p>
        </text:list-item>
      </text:list>
      <text:h text:style-name="Heading_20_4" text:outline-level="4">Bordure</text:h>
      <text:list text:style-name="L28">
        <text:list-item>
          <text:p text:style-name="P56">Style : solid </text:p>
        </text:list-item>
        <text:list-item>
          <text:p text:style-name="P56">Couleur : blanche </text:p>
        </text:list-item>
        <text:list-item>
          <text:p text:style-name="P57">Épaisseur : 0.1rem </text:p>
        </text:list-item>
      </text:list>
      <text:h text:style-name="Heading_20_4" text:outline-level="4">Gestion du texte</text:h>
      <text:list text:style-name="L29">
        <text:list-item>
          <text:p text:style-name="P58">Word-wrap : break-word </text:p>
        </text:list-item>
        <text:list-item>
          <text:p text:style-name="P59">Overflow : hidden </text:p>
        </text:list-item>
      </text:list>
      <text:h text:style-name="Heading_20_3" text:outline-level="3">5. Éléments de navigation</text:h>
      <text:h text:style-name="Heading_20_4" text:outline-level="4">Flèches</text:h>
      <text:list text:style-name="L30">
        <text:list-item>
          <text:p text:style-name="P60">Curseur : pointer </text:p>
        </text:list-item>
        <text:list-item>
          <text:p text:style-name="P61">Dimensions : 4rem x 4rem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2T14:20:04.550574660</meta:creation-date>
    <dc:date>2025-01-12T14:43:02.800383079</dc:date>
    <meta:editing-duration>PT11M56S</meta:editing-duration>
    <meta:editing-cycles>3</meta:editing-cycles>
    <meta:generator>LibreOffice/24.8.3.2$Linux_X86_64 LibreOffice_project/e14c9fdd1f585efcbb2c5363087a99d20928d522</meta:generator>
    <meta:document-statistic meta:table-count="0" meta:image-count="0" meta:object-count="0" meta:page-count="7" meta:paragraph-count="233" meta:word-count="1235" meta:character-count="7041" meta:non-whitespace-character-count="6053"/>
  </office:meta>
</office:document-meta>
</file>